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7.935cm"/>
    </style:style>
    <style:style style:name="pr8" style:family="presentation" style:parent-style-name="Standard-outline1">
      <style:graphic-properties draw:auto-grow-height="true" fo:min-height="13.859cm"/>
    </style:style>
    <style:style style:name="pr9" style:family="presentation" style:parent-style-name="Standard-outline1">
      <style:graphic-properties fo:min-height="6.61cm"/>
    </style:style>
    <style:style style:name="pr10" style:family="presentation" style:parent-style-name="Standard-outline1">
      <style:graphic-properties fo:min-height="7.039cm"/>
    </style:style>
    <style:style style:name="pr11" style:family="presentation" style:parent-style-name="Standard-outline1">
      <style:graphic-properties fo:min-height="10.736cm"/>
    </style:style>
    <style:style style:name="pr12" style:family="presentation" style:parent-style-name="Standard-title">
      <style:graphic-properties fo:min-height="4.895cm"/>
    </style:style>
    <style:style style:name="pr13" style:family="presentation" style:parent-style-name="Standard-outline1">
      <style:graphic-properties fo:min-height="14.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69900" fo:font-size="22pt" style:font-size-asian="22pt" style:font-size-complex="22pt"/>
    </style:style>
    <style:style style:name="T8" style:family="text">
      <style:text-properties fo:color="#669900"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T10" style:family="text">
      <style:text-properties fo:color="#6699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669900"/>
    </style:style>
    <style:style style:name="T20" style:family="text">
      <style:text-properties fo:color="#669900" fo:font-style="italic" style:font-style-asian="italic" style:font-style-complex="italic"/>
    </style:style>
    <style:style style:name="T21" style:family="text">
      <style:text-properties fo:color="#669900" fo:font-style="normal" style:font-style-asian="normal" style:font-style-complex="normal"/>
    </style:style>
    <style:style style:name="T22" style:family="text">
      <style:text-properties fo:color="#669900" fo:font-size="24pt" style:font-size-asian="24pt" style:font-size-complex="24pt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font-size="24pt" style:font-size-asian="24pt" style:font-size-complex="24pt"/>
    </style:style>
    <style:style style:name="T25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2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>ToDo: Insert cool image her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on Brendan Eich für Netscape entwickelt</text:p>
              </text:list-item>
              <text:list-item>
                <text:p>Entwicklungszeit: <text:span text:style-name="T2">10 Tage</text:span> (1. Prototyp)</text:p>
              </text:list-item>
              <text:list-item>
                <text:p>1. Version am 4. Dezember 1995 </text:p>
              </text:list-item>
              <text:list-item>
                <text:p>Ursprünglich “LiveScript”<text:line-break/>Um die Beliebtheit von Java zu nutzen in JavaScript umbenan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MAScript (ECMA 262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Ein Standard - keine Sprache</text:span></text:p>
              </text:list-item>
              <text:list-item>
                <text:p><text:span text:style-name="T3">Wird von JavaScript implementiert </text:span></text:p>
              </text:list-item>
              <text:list-item>
                <text:p><text:span text:style-name="T3">Die Abkürzung steht für</text:span><text:span text:style-name="T4"><text:line-break/></text:span><text:span text:style-name="T4">E</text:span>uropean <text:span text:style-name="T4">C</text:span>omputer <text:span text:style-name="T4">M</text:span>anufacturers <text:span text:style-name="T4">A</text:span>ssociation</text:p>
              </text:list-item>
              <text:list-item>
                <text:p>1. Version 19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kann JavaScrip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 nachladen</text:p>
              </text:list-item>
              <text:list-item>
                <text:p>Dialogfenster</text:p>
              </text:list-item>
              <text:list-item>
                <text:p>Navigieren</text:p>
              </text:list-item>
              <text:list-item>
                <text:p>HTML generieren</text:p>
              </text:list-item>
              <text:list-item>
                <text:p>HTML verändern</text:p>
              </text:list-item>
              <text:list-item>
                <text:p>Lesen/Schreiben von Cook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5">DEMO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typen</text:p>
          </draw:text-box>
        </draw:frame>
        <draw:frame presentation:style-name="pr8" draw:layer="layout" svg:width="7.6cm" svg:height="13.859cm" svg:x="1.4cm" svg:y="4.914cm" presentation:class="outline" presentation:user-transformed="true">
          <draw:text-box>
            <text:p>Typen</text:p>
            <text:list text:style-name="L2">
              <text:list-item>
                <text:p><text:span text:style-name="T6">number</text:span></text:p>
              </text:list-item>
              <text:list-item>
                <text:p><text:span text:style-name="T6">string</text:span></text:p>
              </text:list-item>
              <text:list-item>
                <text:p><text:span text:style-name="T6">boolean</text:span></text:p>
              </text:list-item>
              <text:list-item>
                <text:p><text:span text:style-name="T6">null </text:span></text:p>
              </text:list-item>
              <text:list-item>
                <text:p><text:span text:style-name="T6">undefined</text:span></text:p>
              </text:list-item>
              <text:list-item>
                <text:p><text:span text:style-name="T6">object</text:span></text:p>
              </text:list-item>
              <text:list-item>
                <text:p><text:span text:style-name="T6">date</text:span></text:p>
              </text:list-item>
              <text:list-item>
                <text:p><text:span text:style-name="T6">array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presentation:style-name="pr5" draw:layer="layout" svg:width="14.607cm" svg:height="13.859cm" svg:x="12cm" svg:y="4.914cm" presentation:class="outline" presentation:user-transformed="true">
          <draw:text-box>
            <text:p><text:span text:style-name="T6">Der Variablen-Typ ist dynamisch</text:span></text:p>
            <text:p><text:span text:style-name="T6">let x; <text:s text:c="11"/></text:span><text:span text:style-name="T7">// typeof x -&gt; “</text:span><text:span text:style-name="T8">undefined”</text:span></text:p>
            <text:p><text:span text:style-name="T9">x = "Test"; </text:span><text:span text:style-name="T8"><text:s/></text:span><text:span text:style-name="T10"><text:s text:c="2"/>// typeof x -&gt; </text:span><text:span text:style-name="T8">“string”</text:span></text:p>
            <text:p><text:span text:style-name="T6">x = 7; <text:s text:c="10"/></text:span><text:span text:style-name="T7">// typeof x -&gt; “</text:span><text:span text:style-name="T8">number”</text:span></text:p>
            <text:p><text:span text:style-name="T6"/></text:p>
            <text:p><text:span text:style-name="T11">x == “7”; <text:s text:c="6"/></text:span><text:span text:style-name="T10">// true – impliziter cast</text:span></text:p>
            <text:p><text:span text:style-name="T12">x === “7”; <text:s text:c="4"/></text:span><text:span text:style-name="T10">// false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Objects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Objekt erzeugen: {}</text:p>
              </text:list-item>
              <text:list-item>
                <text:p>Objekt mit Eigenschaften wird nach dem “key:value”-Prinzip angelegt<text:line-break/><text:span text:style-name="T14">key</text:span> ist ein string und <text:span text:style-name="T14">value</text:span> ein beliebiger Wert</text:p>
              </text:list-item>
            </text:list>
          </draw:text-box>
        </draw:frame>
        <draw:frame presentation:style-name="pr10" draw:layer="layout" svg:width="25.199cm" svg:height="7.039cm" svg:x="1.4cm" svg:y="12.153cm" presentation:class="outline" presentation:user-transformed="true">
          <draw:text-box>
            <text:p>Beispiel:</text:p>
            <text:p><text:span text:style-name="T15">let person = {</text:span></text:p>
            <text:p><text:span text:style-name="T15"><text:s text:c="4"/></text:span><text:span text:style-name="T15">firstname: 'Joscha',</text:span></text:p>
            <text:p><text:span text:style-name="T15"><text:s text:c="4"/></text:span><text:span text:style-name="T15">'last name': 'Hemlep'</text:span></text:p>
            <text:p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 auf Objekt-Eigenschaften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Punkt-Notation</text:p>
              </text:list-item>
              <text:list-item>
                <text:p>Array-Ähnliche-Notation</text:p>
              </text:list-item>
            </text:list>
          </draw:text-box>
        </draw:frame>
        <draw:frame presentation:style-name="pr11" draw:layer="layout" svg:width="25.199cm" svg:height="10.736cm" svg:x="1.4cm" svg:y="9.4cm" presentation:class="outline" presentation:user-transformed="true">
          <draw:text-box>
            <text:p>Beispiel:<text:line-break/><text:span text:style-name="T15">alert(person.firstname); // Punkt</text:span></text:p>
            <text:p><text:span text:style-name="T15">alert(person['firstname']); // Array-Ähnlich</text:span></text:p>
            <text:p><text:span text:style-name="T15"/></text:p>
            <text:p><text:span text:style-name="T15">alert(person.'last name'); // Fehler bei Punkt-Notation+Leerzeichen</text:span></text:p>
            <text:p><text:span text:style-name="T15">alert(person['last name']); // Korrekt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4.895cm" svg:x="1.4cm" svg:y="0.143cm" presentation:class="title" presentation:user-transformed="true">
          <draw:text-box>
            <text:p>Variablen deklaration <text:line-break/><text:span text:style-name="T16">oder</text:span><text:line-break/><text:span text:style-name="T17">var</text:span> vs. <text:span text:style-name="T17">let</text:span> vs. <text:span text:style-name="T17">const</text:span></text:p>
          </draw:text-box>
        </draw:frame>
        <draw:frame presentation:style-name="pr13" draw:layer="layout" svg:width="25.199cm" svg:height="14.8cm" svg:x="1.4cm" svg:y="5.6cm" presentation:class="outline" presentation:user-transformed="true">
          <draw:text-box>
            <text:list text:style-name="L2">
              <text:list-item>
                <text:p><text:span text:style-name="T17">var</text:span> - function scoped</text:p>
                <text:list>
                  <text:list-item>
                    <text:p>Innerhalb der function </text:p>
                  </text:list-item>
                  <text:list-item>
                    <text:p>ab der ersten Zeile gültig</text:p>
                  </text:list-item>
                </text:list>
              </text:list-item>
              <text:list-item>
                <text:p><text:span text:style-name="T17">let</text:span> - block scoped</text:p>
                <text:list>
                  <text:list-item>
                    <text:p>Innerhalb des blocks gültig { let x = 'blub'; }</text:p>
                  </text:list-item>
                  <text:list-item>
                    <text:p>Ab der Zeile gültig in der die Deklaration steht</text:p>
                  </text:list-item>
                </text:list>
              </text:list-item>
              <text:list-item>
                <text:p><text:span text:style-name="T17">const</text:span> - block scoped</text:p>
                <text:list>
                  <text:list-item>
                    <text:p>Wie <text:span text:style-name="T14">let</text:span></text:p>
                  </text:list-item>
                  <text:list-item>
                    <text:p><text:span text:style-name="T18">Erlaubt nur eine Zuweis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en nachlad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fetch('</text:p>
            <text:p><text:a xlink:href="http://jsonplaceholder.typicode.com/users/1">http://jsonplaceholder.typicode.com/users/1</text:a></text:p>
            <text:p>')</text:p>
            <text:p><text:s text:c="4"/>.then(response =&gt; response.json())</text:p>
            <text:p><text:s text:c="4"/>.then(person =&gt; { console.log(person); })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owser Navig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ktuelle Adresse auslesen</text:p>
                <text:list>
                  <text:list-item>
                    <text:p>console.log(location.href);</text:p>
                  </text:list-item>
                </text:list>
              </text:list-item>
              <text:list-item>
                <text:p>Zu einer anderen Adresse navigieren</text:p>
                <text:list>
                  <text:list-item>
                    <text:p>location.href = '<text:a xlink:href="http://heise.de/">http://heise.de</text:a>';</text:p>
                  </text:list-item>
                </text:list>
              </text:list-item>
              <text:list-item>
                <text:p>Aktuelles Protokoll auslesen (z.B. http:)</text:p>
                <text:list>
                  <text:list-item>
                    <text:p>console.log(location.protocol);</text:p>
                  </text:list-item>
                </text:list>
              </text:list-item>
              <text:list-item>
                <text:p>Aktuelle Seite neuladen.</text:p>
                <text:list>
                  <text:list-item>
                    <text:p>location.reload(true); <text:span text:style-name="T19">// </text:span><text:span text:style-name="T20">true</text:span><text:span text:style-name="T19"> → vom Server laden</text:span><text:line-break/><text:span text:style-name="T19">// default ist </text:span><text:span text:style-name="T20">false →</text:span><text:span text:style-name="T21"> aus dem Cache la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alo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pup mit “Ok”-Button <text:s text:c="3"/></text:p>
                <text:list>
                  <text:list-item>
                    <text:p>alert('Alert text');</text:p>
                  </text:list-item>
                </text:list>
              </text:list-item>
              <text:list-item>
                <text:p>Popup mit “Ok”- und “Cancel”-Buttons</text:p>
                <text:list>
                  <text:list-item>
                    <text:p>const isConfirmed = confirm('Please confirm');</text:p>
                  </text:list-item>
                </text:list>
              </text:list-item>
              <text:list-item>
                <text:p>Popup mit “Ok”- und “Cancel”-Buttons und <text:line-break/>Text-Eingabefeld</text:p>
                <text:list>
                  <text:list-item>
                    <text:p>const isYes = prompt('Please enter "yes" to continue:', 'yes'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 generieren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22">// Neues HTML Element erzeugen</text:span></text:p>
            <text:p text:style-name="P4"><text:span text:style-name="T15">const h1Node = document.createElement('H1');</text:span></text:p>
            <text:p text:style-name="P4"><text:span text:style-name="T15">const textNode = document.createTextNode('My Headline');</text:span></text:p>
            <text:p text:style-name="P4"><text:span text:style-name="T15">h1Node.appendChild(textNode);</text:span></text:p>
            <text:p text:style-name="P4"><text:span text:style-name="T15"/></text:p>
            <text:p text:style-name="P4"><text:span text:style-name="T22">// HTML Element zum Kind von &lt;body&gt; machen</text:span></text:p>
            <text:p text:style-name="P4"><text:span text:style-name="T15">const body = document.querySelector('body');</text:span></text:p>
            <text:p text:style-name="P4"><text:span text:style-name="T15">body.appendChild(h1Nod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 verändern</text:p>
          </draw:text-box>
        </draw:frame>
        <draw:frame presentation:style-name="pr5" draw:text-style-name="P4" draw:layer="layout" svg:width="25.199cm" svg:height="14.888cm" svg:x="1.4cm" svg:y="4.914cm" presentation:class="outline" presentation:user-transformed="true">
          <draw:text-box>
            <text:p>const myElement = document.getElementById('my-element');</text:p>
            <text:p><text:span text:style-name="T19">// Inhalt/Text ändern</text:span></text:p>
            <text:p>myElement.innerText = 'Hallo Welt!';</text:p>
            <text:p>/<text:span text:style-name="T19">/ CSS Klasse(n) ändern (class Attribut)</text:span></text:p>
            <text:p>myElement.className = 'text-center';</text:p>
            <text:p><text:span text:style-name="T19">// CSS ändern (style Attribut)</text:span></text:p>
            <text:p>MyElement.style.visibility = 'hidden'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i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19">// cookie setzen</text:span></text:p>
            <text:p>document.cookie = `myCookie=blub; expires=Thu, 01 Jan 2100 00:00:00 UTC; path=/;`;</text:p>
            <text:p><text:span text:style-name="T19">// cookies auslesen</text:span></text:p>
            <text:p><text:span text:style-name="T23">console.log(document.cookie);</text:span></text:p>
            <text:p><text:span text:style-name="T19">// Ausgabe: myCookie=blub</text:span><text:span text:style-name="T2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ingeführt mit ECMAScript 2015</text:p>
              </text:list-item>
              <text:list-item>
                <text:p>Wofür ist das gut?<text:line-break/>import/export von Zeugs<text:line-break/></text:p>
              </text:list-item>
              <text:list-item>
                <text:p><text:span text:style-name="T15">export const blub = “bla”; <text:s/></text:span><text:span text:style-name="T22">// in ./lib.js</text:span></text:p>
              </text:list-item>
              <text:list-item>
                <text:p><text:span text:style-name="T15">import {blub} from './lib.js'; </text:span><text:span text:style-name="T22">// in main.js</text:span></text:p>
              </text:list-item>
              <text:list-item>
                <text:p><text:span text:style-name="T24">&lt;script </text:span><text:span text:style-name="T25">type="module"</text:span><text:span text:style-name="T26"> </text:span><text:span text:style-name="T24">src="main.js"&gt;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5">E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cha Hemlep</meta:initial-creator>
    <meta:creation-date>2019-12-14T18:44:35.20</meta:creation-date>
    <meta:editing-duration>PT17H43M49S</meta:editing-duration>
    <meta:editing-cycles>20</meta:editing-cycles>
    <dc:date>2020-01-19T14:46:02.43</dc:date>
    <dc:creator>Joscha Hemlep</dc:creator>
    <meta:generator>OpenOffice/4.1.7$Win32 OpenOffice.org_project/417m1$Build-9800</meta:generator>
    <meta:document-statistic meta:object-count="90"/>
  </office:meta>
</office:document-meta>
</file>